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530a" officeooo:paragraph-rsid="0014530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530a" officeooo:paragraph-rsid="0014530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530a" officeooo:paragraph-rsid="0014a1e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a1e4" officeooo:paragraph-rsid="0014a1e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a1e4" officeooo:paragraph-rsid="0015655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6551" officeooo:paragraph-rsid="0015655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ff" fo:font-weight="bold" officeooo:rsid="0014a1e4" officeooo:paragraph-rsid="0014a1e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ff" fo:font-weight="bold" officeooo:rsid="00156551" officeooo:paragraph-rsid="0015655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ff" fo:font-weight="bold" officeooo:rsid="00156551" officeooo:paragraph-rsid="001745d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33ff" fo:font-weight="bold" officeooo:rsid="001a4fb6" officeooo:paragraph-rsid="001a4fb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333ff" fo:font-weight="bold" officeooo:rsid="001a4fb6" officeooo:paragraph-rsid="001d59d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333ff" fo:font-weight="normal" officeooo:rsid="001a4fb6" officeooo:paragraph-rsid="001a4fb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333ff" fo:font-weight="normal" officeooo:rsid="001d59d5" officeooo:paragraph-rsid="001d59d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18969e" officeooo:paragraph-rsid="0018969e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4a1e4" officeooo:paragraph-rsid="0014a1e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56551" officeooo:paragraph-rsid="0015655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56551" officeooo:paragraph-rsid="001715a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715a4" officeooo:paragraph-rsid="001715a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745d6" officeooo:paragraph-rsid="001745d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745d6" officeooo:paragraph-rsid="0018969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745d6" officeooo:paragraph-rsid="001a4fb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8969e" officeooo:paragraph-rsid="0018969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8969e" officeooo:paragraph-rsid="001a08d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a4fb6" officeooo:paragraph-rsid="001a4fb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bf22c" officeooo:paragraph-rsid="001bf22c" style:font-weight-asian="normal" style:font-weight-complex="normal"/>
    </style:style>
    <style:style style:name="T1" style:family="text">
      <style:text-properties officeooo:rsid="00156551"/>
    </style:style>
    <style:style style:name="T2" style:family="text">
      <style:text-properties officeooo:rsid="001715a4"/>
    </style:style>
    <style:style style:name="T3" style:family="text">
      <style:text-properties fo:color="#000000"/>
    </style:style>
    <style:style style:name="T4" style:family="text">
      <style:text-properties fo:color="#000000" fo:font-weight="normal" officeooo:rsid="001d59d5" style:font-weight-asian="normal" style:font-weight-complex="normal"/>
    </style:style>
    <style:style style:name="T5" style:family="text">
      <style:text-properties officeooo:rsid="001745d6"/>
    </style:style>
    <style:style style:name="T6" style:family="text">
      <style:text-properties officeooo:rsid="0018969e"/>
    </style:style>
    <style:style style:name="T7" style:family="text">
      <style:text-properties officeooo:rsid="00199fa7"/>
    </style:style>
    <style:style style:name="T8" style:family="text">
      <style:text-properties officeooo:rsid="001a08d2"/>
    </style:style>
    <style:style style:name="T9" style:family="text">
      <style:text-properties officeooo:rsid="001a4fb6"/>
    </style:style>
    <style:style style:name="T10" style:family="text">
      <style:text-properties officeooo:rsid="001ccd40"/>
    </style:style>
    <style:style style:name="T11" style:family="text">
      <style:text-properties officeooo:rsid="001d59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 CHARGES APPLICATION invoicing</text:p>
      <text:p text:style-name="P8">I - CONTEXTE</text:p>
      <text:p text:style-name="P7"/>
      <text:p text:style-name="P4">L’emploi connait un profonde mutation, notre société s’oriente toujours plus vers des services. Une grande partie de ses services sont proposés par des indépendants, petites et moyennes entreprises. </text:p>
      <text:p text:style-name="P4"><text:tab/></text:p>
      <text:p text:style-name="P4">Le but de l’application invoicing est de faciliter et automatiser au maximum les services de facturations pour independants, petites et moyennes entreprises. </text:p>
      <text:p text:style-name="P4"/>
      <text:p text:style-name="P4">Il intègrera à terme la possibilité de vérifier le paiement des factures, l’intégration automatiques de frais professionnels. </text:p>
      <text:p text:style-name="P4"/>
      <text:p text:style-name="P6"/>
      <text:p text:style-name="P4"/>
      <text:p text:style-name="P8">II – MODULES DE <text:span text:style-name="T5">invoicing</text:span></text:p>
      <text:p text:style-name="P8"/>
      <text:p text:style-name="P8">II – 1 Les modules gratuits</text:p>
      <text:p text:style-name="P15"/>
      <text:p text:style-name="P15">L’acceuil : </text:p>
      <text:p text:style-name="P15"><text:tab/>Il presentera les derni<text:span text:style-name="T1">è</text:span>res factures impayées, les factures ouvertes, et les factures à envoyer.</text:p>
      <text:p text:style-name="P15">Factures : </text:p>
      <text:p text:style-name="P15"><text:tab/>Une liste des factures avec une pagination si le nombre de factures est important.</text:p>
      <text:p text:style-name="P15">Devis :</text:p>
      <text:p text:style-name="P15"><text:tab/><text:span text:style-name="T1">Une liste des devis avec une pagination si le nombre de devis est important</text:span></text:p>
      <text:p text:style-name="P16">Bon de commande : </text:p>
      <text:p text:style-name="P16"><text:tab/>Une liste des bons de commandes avec pagination si le nombre de devis est important.</text:p>
      <text:p text:style-name="P16">Avoirs : </text:p>
      <text:p text:style-name="P16"><text:tab/>Une liste des avoirs avec pagination si le nombre des avoirs est important.</text:p>
      <text:p text:style-name="P16">Clients : </text:p>
      <text:p text:style-name="P16"><text:tab/>Une liste des clients avec pagination et classement par ordre alphabétique des clients.</text:p>
      <text:p text:style-name="P16">Articles :</text:p>
      <text:p text:style-name="P16"><text:tab/>Une liste d’articles, la description , le prix unitaire, l’intégration ou non de la tva, la devise dans laquelle l’article sera payé, la quantité.</text:p>
      <text:p text:style-name="P18">Rapport : </text:p>
      <text:p text:style-name="P18"><text:tab/>Présentation des rapports par année, mois trimestres.</text:p>
      <text:p text:style-name="P18">Tous ces modules contiendront des possibilites des gerer de creer, modifier et supprimer les items de la liste.</text:p>
      <text:p text:style-name="P18"/>
      <text:p text:style-name="P18">Paramètres : </text:p>
      <text:p text:style-name="P18"><text:tab/>Page de personnalisation par défaut de l’entreprise. Nom, logo, adresse, mail site web, num de cpte bancaire.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8"><text:soft-page-break/>II – 2 Les modules payants</text:p>
      <text:p text:style-name="P5"/>
      <text:p text:style-name="P17">Dépenses : </text:p>
      <text:p text:style-name="P17"><text:tab/>Un liste des d<text:span text:style-name="T2">é</text:span>penses liés <text:span text:style-name="T2">pour la comptabilité personnelle. Permets de tenir à jours les depenses. Description, date, montant.</text:span></text:p>
      <text:p text:style-name="P17"/>
      <text:p text:style-name="P18">Frais professionnels : </text:p>
      <text:p text:style-name="P18">La nature des frais professionnels et des valeurs par defaut fixées par la législation pour taux de déductibilité. Le montant des frais leur description, la date des frais.</text:p>
      <text:p text:style-name="P18">Elle associera aussi la deductibilité de la tva.</text:p>
      <text:p text:style-name="P18"/>
      <text:p text:style-name="P18">Rapport : Possibilites d’imprimer rapport, par mois trimestres <text:s/>années, statistiques globales.</text:p>
      <text:p text:style-name="P18"/>
      <text:p text:style-name="P9">II<text:span text:style-name="T5">I - CHARTE GRAPHIQUE</text:span></text:p>
      <text:p text:style-name="P9"/>
      <text:p text:style-name="P20"><text:tab/>Une modal proposera la connection via login et offrira la possibilité de créer un login ou de faire un reset de password. Le background n<text:span text:style-name="T6">é</text:span>cessaire <text:s/>aura une image en lien avec la facturation, bloc de factures ou autres. </text:p>
      <text:p text:style-name="P20"/>
      <text:p text:style-name="P19"><text:tab/>En fonction du temps de chargement l’application une animation fera patienter le chargement. <text:span text:style-name="T6">Page en fond blanc et animation qui tourne.</text:span></text:p>
      <text:p text:style-name="P19"/>
      <text:p text:style-name="P22">La présentation visuelle sera : </text:p>
      <text:p text:style-name="P23"><text:span text:style-name="T8">M</text:span>enu vertical à gauche avec background-color #373A42. Le texte des items sera en blanc ou proche <text:s text:c="3"/>#FCFCFD. <text:span text:style-name="T8">Un arrow down et arrow up à coté du nom de l’entreprise. </text:span></text:p>
      <text:p text:style-name="P23"/>
      <text:p text:style-name="P23"><text:span text:style-name="T8">Un header horizontal dans lequel on a le nom de l’item à gauche, un lien pour se déconnecter, un bouton pour gérer l’item(Création suppression…) couleur #30CB76 et le nom de l’utilisateur connecter. Sous le header une zone pour afficher le contenu de l’item.</text:span></text:p>
      <text:p text:style-name="P22"><text:tab/>Les boutons colorié<text:span text:style-name="T7">s</text:span> auront par d<text:span text:style-name="T7">é</text:span>faut un texte en blanc <text:span text:style-name="T7">sauf mention contraire. Pour un item affiché, les lignes en dessous seront en gris. Niveau de gris si pas urgent (à doser visuellement. ) et en rouge pour ceux urgent facture impayée par exemple.</text:span></text:p>
      <text:p text:style-name="P24">En général les liens pour des informations supplementaires seront en bleu. </text:p>
      <text:p text:style-name="P22"/>
      <text:p text:style-name="P10">III-2 Contenu de l’item Acceuil</text:p>
      <text:p text:style-name="P10"><text:tab/></text:p>
      <text:p text:style-name="P10"><text:tab/><text:span text:style-name="T4">L’item selectionné aura un background-color violet foncé ou noir. Le border-left en vert(#30CB76).</text:span></text:p>
      <text:p text:style-name="P14"><text:tab/></text:p>
      <text:p text:style-name="P10">III-3 <text:s/>Contenu de l’item Acceuil</text:p>
      <text:p text:style-name="P12"/>
      <text:p text:style-name="P19"><text:s/><text:span text:style-name="T9">Sous le Header trois div avec border-left en rouge, noir et <text:s/>gris.</text:span></text:p>
      <text:p text:style-name="P19"><text:tab/><text:span text:style-name="T9">Rouge : dernieres factures ouvertes, montant total des factures, voir toutes les factures ouvertes</text:span></text:p>
      <text:p text:style-name="P21"><text:tab/><text:span text:style-name="T9">Noir : dernieres factures impayées, montant total des factures, voir toutes les factures impayées.</text:span></text:p>
      <text:p text:style-name="P21"><text:span text:style-name="T9"><text:tab/>Gris : dernieres factures non envoyées, montant total des factures, voir toutes les factures non envoyées.</text:span></text:p>
      <text:p text:style-name="P21"/>
      <text:p text:style-name="P25">En dessous deux div qui contiendront les notifications venant de la base de données. Au maximum 5 notifs et la nature des modif<text:span text:style-name="T10">i</text:span>cations <text:s/>rouge pour les suppression.</text:p>
      <text:p text:style-name="P25"/>
      <text:p text:style-name="P11"><text:soft-page-break/>III-3 <text:s/>Contenu de l’item <text:span text:style-name="T11">paramètres.</text:span></text:p>
      <text:p text:style-name="P11"/>
      <text:p text:style-name="P13"><text:span text:style-name="T3">Trois div pour les différents types de paramètres,</text:span></text:p>
      <text:p text:style-name="P13"><text:span text:style-name="T3">Localisation, infos paiements, infos generales </text:span></text:p>
      <text:p text:style-name="P18"/>
      <text:p text:style-name="P17"/>
      <text:p text:style-name="P18"/>
      <text:p text:style-name="P18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5:34:51.937979505</meta:creation-date>
    <dc:date>2017-10-03T16:55:32.129582919</dc:date>
    <meta:editing-duration>PT34M4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648" meta:character-count="4114" meta:non-whitespace-character-count="3467"/>
  </office:meta>
</office:document-meta>
</file>